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Times New Roman" svg:font-family="'Times New Roman'"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list-style-name="L8">
      <style:text-properties fo:font-size="12pt" officeooo:paragraph-rsid="002c5e0e" style:font-size-asian="12pt" style:font-size-complex="12pt"/>
    </style:style>
    <style:style style:name="P2" style:family="paragraph" style:parent-style-name="Standard" style:list-style-name="L8">
      <style:text-properties fo:font-size="12pt" officeooo:rsid="002c5e0e" officeooo:paragraph-rsid="002c5e0e" style:font-size-asian="12pt" style:font-size-complex="12pt"/>
    </style:style>
    <style:style style:name="P3" style:family="paragraph" style:parent-style-name="Standard">
      <style:text-properties fo:font-size="12pt" officeooo:rsid="002c5e0e" officeooo:paragraph-rsid="002c5e0e" style:font-size-asian="12pt" style:font-size-complex="12pt"/>
    </style:style>
    <style:style style:name="P4" style:family="paragraph" style:parent-style-name="Standard">
      <style:text-properties fo:font-size="12pt" officeooo:rsid="002cdb74" officeooo:paragraph-rsid="002cdb74" style:font-size-asian="12pt" style:font-size-complex="12pt"/>
    </style:style>
    <style:style style:name="P5" style:family="paragraph" style:parent-style-name="Standard" style:list-style-name="L9">
      <style:text-properties fo:font-size="12pt" officeooo:rsid="002cdb74" officeooo:paragraph-rsid="002cdb74" style:font-size-asian="12pt" style:font-size-complex="12pt"/>
    </style:style>
    <style:style style:name="P6" style:family="paragraph" style:parent-style-name="Standard">
      <style:text-properties fo:font-size="12pt" officeooo:paragraph-rsid="00289281" style:font-size-asian="10.5pt" style:font-size-complex="12pt"/>
    </style:style>
    <style:style style:name="P7" style:family="paragraph" style:parent-style-name="Standard">
      <style:text-properties fo:font-size="12pt" officeooo:rsid="002ce9c4" officeooo:paragraph-rsid="002ce9c4" style:font-size-asian="10.5pt" style:font-size-complex="12pt"/>
    </style:style>
    <style:style style:name="P8" style:family="paragraph" style:parent-style-name="Standard" style:list-style-name="L10">
      <style:text-properties fo:font-size="12pt" officeooo:rsid="002ce9c4" officeooo:paragraph-rsid="002ce9c4" style:font-size-asian="10.5pt" style:font-size-complex="12pt"/>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list-style-name="L5">
      <style:text-properties style:font-name="Liberation Serif" fo:font-size="12pt" officeooo:rsid="0020ee0a" officeooo:paragraph-rsid="0020ee0a" style:font-size-asian="12pt" style:font-size-complex="12pt"/>
    </style:style>
    <style:style style:name="P11" style:family="paragraph" style:parent-style-name="Standard" style:list-style-name="L5">
      <style:text-properties style:font-name="Liberation Serif" fo:font-size="12pt" style:font-size-asian="12pt" style:font-size-complex="12pt"/>
    </style:style>
    <style:style style:name="P12" style:family="paragraph" style:parent-style-name="Standard">
      <style:text-properties style:font-name="Liberation Serif" fo:font-size="12pt" officeooo:rsid="00222242" officeooo:paragraph-rsid="00222242" style:font-size-asian="12pt" style:font-size-complex="12pt"/>
    </style:style>
    <style:style style:name="P13" style:family="paragraph" style:parent-style-name="Standard" style:list-style-name="L6">
      <style:text-properties style:font-name="Liberation Serif" fo:font-size="12pt" officeooo:rsid="00222242" officeooo:paragraph-rsid="00222242" style:font-size-asian="12pt" style:font-size-complex="12pt"/>
    </style:style>
    <style:style style:name="P14" style:family="paragraph" style:parent-style-name="Standard" style:list-style-name="L7">
      <style:text-properties style:font-name="Liberation Serif" fo:font-size="12pt" officeooo:rsid="0027d085" officeooo:paragraph-rsid="0027d085" style:font-size-asian="12pt" style:font-size-complex="12pt"/>
    </style:style>
    <style:style style:name="P15" style:family="paragraph" style:parent-style-name="Standard" style:list-style-name="L7">
      <style:text-properties style:font-name="Liberation Serif" fo:font-size="12pt" officeooo:rsid="00289281" officeooo:paragraph-rsid="00289281" style:font-size-asian="12pt" style:font-size-complex="12pt"/>
    </style:style>
    <style:style style:name="P16" style:family="paragraph" style:parent-style-name="Standard">
      <style:text-properties style:font-name="Liberation Serif" fo:font-size="12pt" fo:font-weight="bold" officeooo:rsid="00222242" officeooo:paragraph-rsid="00222242"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2682dc" officeooo:paragraph-rsid="002682dc" style:font-size-asian="12pt" style:font-weight-asian="bold" style:font-size-complex="12pt" style:font-weight-complex="bold"/>
    </style:style>
    <style:style style:name="P18" style:family="paragraph" style:parent-style-name="Standard" style:list-style-name="L7">
      <style:text-properties style:font-name="Liberation Serif" fo:font-size="12pt" fo:font-weight="bold" officeooo:rsid="0027d085" officeooo:paragraph-rsid="0027d085" style:font-size-asian="12pt" style:font-weight-asian="bold" style:font-size-complex="12pt" style:font-weight-complex="bold"/>
    </style:style>
    <style:style style:name="P19" style:family="paragraph" style:parent-style-name="Standard" style:list-style-name="L7">
      <style:text-properties style:font-name="Liberation Serif" fo:font-size="12pt" fo:font-weight="bold" officeooo:rsid="00289281" officeooo:paragraph-rsid="00289281" style:font-size-asian="12pt" style:font-weight-asian="bold" style:font-size-complex="12pt" style:font-weight-complex="bold"/>
    </style:style>
    <style:style style:name="P20" style:family="paragraph" style:parent-style-name="Standard">
      <style:text-properties style:font-name="Liberation Serif" fo:font-size="12pt" style:text-underline-style="none" style:font-size-asian="12pt" style:font-size-complex="12pt"/>
    </style:style>
    <style:style style:name="P21" style:family="paragraph" style:parent-style-name="Standard">
      <style:text-properties style:font-name="Liberation Serif" fo:font-size="12pt" style:text-underline-style="none" officeooo:paragraph-rsid="0008ca33" style:font-size-asian="12pt" style:font-size-complex="12pt"/>
    </style:style>
    <style:style style:name="P22" style:family="paragraph" style:parent-style-name="Standard" style:list-style-name="L1">
      <style:text-properties style:font-name="Liberation Serif" fo:font-size="12pt" style:text-underline-style="none" style:font-size-asian="12pt" style:font-size-complex="12pt"/>
    </style:style>
    <style:style style:name="P23" style:family="paragraph" style:parent-style-name="Standard" style:list-style-name="L1">
      <style:text-properties style:font-name="Liberation Serif" fo:font-size="12pt" style:text-underline-style="none" officeooo:paragraph-rsid="0008ca33" style:font-size-asian="12pt" style:font-size-complex="12pt"/>
    </style:style>
    <style:style style:name="P24" style:family="paragraph" style:parent-style-name="Standard" style:list-style-name="L1">
      <style:text-properties style:font-name="Liberation Serif" fo:font-size="12pt" style:text-underline-style="none" officeooo:rsid="0008ca33" officeooo:paragraph-rsid="0008ca33" style:font-size-asian="12pt" style:font-size-complex="12pt"/>
    </style:style>
    <style:style style:name="P25" style:family="paragraph" style:parent-style-name="Standard">
      <style:text-properties style:font-name="Liberation Serif" fo:font-size="12pt" style:text-underline-style="none" officeooo:rsid="000d39e2" officeooo:paragraph-rsid="000d39e2" style:font-size-asian="12pt" style:font-size-complex="12pt"/>
    </style:style>
    <style:style style:name="P26" style:family="paragraph" style:parent-style-name="Standard" style:list-style-name="L1">
      <style:text-properties style:font-name="Liberation Serif" fo:font-size="12pt" style:text-underline-style="none" officeooo:rsid="000d39e2" officeooo:paragraph-rsid="000d39e2" style:font-size-asian="12pt" style:font-size-complex="12pt"/>
    </style:style>
    <style:style style:name="P27" style:family="paragraph" style:parent-style-name="Standard">
      <style:text-properties style:font-name="Liberation Serif" fo:font-size="12pt" style:text-underline-style="none" officeooo:rsid="000e33cb" officeooo:paragraph-rsid="000ee067" style:font-size-asian="12pt" style:font-size-complex="12pt"/>
    </style:style>
    <style:style style:name="P28" style:family="paragraph" style:parent-style-name="Standard" style:list-style-name="L1">
      <style:text-properties style:font-name="Liberation Serif" fo:font-size="12pt" style:text-underline-style="none" officeooo:rsid="000e33cb" officeooo:paragraph-rsid="000e33cb" style:font-size-asian="12pt" style:font-size-complex="12pt"/>
    </style:style>
    <style:style style:name="P29" style:family="paragraph" style:parent-style-name="Standard" style:list-style-name="L2">
      <style:text-properties style:font-name="Liberation Serif" fo:font-size="12pt" style:text-underline-style="none" officeooo:paragraph-rsid="00130c7e" style:font-size-asian="12pt" style:font-size-complex="12pt"/>
    </style:style>
    <style:style style:name="P30" style:family="paragraph" style:parent-style-name="Standard" style:list-style-name="L2">
      <style:text-properties style:font-name="Liberation Serif" fo:font-size="12pt" style:text-underline-style="none" officeooo:paragraph-rsid="000fb32c" style:font-size-asian="12pt" style:font-size-complex="12pt"/>
    </style:style>
    <style:style style:name="P31" style:family="paragraph" style:parent-style-name="Standard" style:list-style-name="L2">
      <style:text-properties style:font-name="Liberation Serif" fo:font-size="12pt" style:text-underline-style="none" officeooo:rsid="000fb32c" officeooo:paragraph-rsid="000fb32c" style:font-size-asian="12pt" style:font-size-complex="12pt"/>
    </style:style>
    <style:style style:name="P32" style:family="paragraph" style:parent-style-name="Standard" style:list-style-name="L3">
      <style:text-properties style:font-name="Liberation Serif" fo:font-size="12pt" style:text-underline-style="none" officeooo:rsid="00114c95" officeooo:paragraph-rsid="00114c95" style:font-size-asian="12pt" style:font-size-complex="12pt"/>
    </style:style>
    <style:style style:name="P33" style:family="paragraph" style:parent-style-name="Standard" style:list-style-name="L3">
      <style:text-properties style:font-name="Liberation Serif" fo:font-size="12pt" style:text-underline-style="none" officeooo:rsid="0012f97c" officeooo:paragraph-rsid="0012f97c" style:font-size-asian="12pt" style:font-size-complex="12pt"/>
    </style:style>
    <style:style style:name="P34" style:family="paragraph" style:parent-style-name="Standard" style:list-style-name="L3">
      <style:text-properties style:font-name="Liberation Serif" fo:font-size="12pt" style:text-underline-style="none" officeooo:rsid="00145ae8" officeooo:paragraph-rsid="00145ae8" style:font-size-asian="12pt" style:font-size-complex="12pt"/>
    </style:style>
    <style:style style:name="P35" style:family="paragraph" style:parent-style-name="Standard" style:list-style-name="L1">
      <style:text-properties style:font-name="Liberation Serif" fo:font-size="12pt" style:text-underline-style="none" officeooo:rsid="00145ae8" officeooo:paragraph-rsid="00145ae8" style:font-size-asian="12pt" style:font-size-complex="12pt"/>
    </style:style>
    <style:style style:name="P36" style:family="paragraph" style:parent-style-name="Standard" style:list-style-name="L1">
      <style:text-properties style:font-name="Liberation Serif" fo:font-size="12pt" style:text-underline-style="none" officeooo:rsid="00164f51" officeooo:paragraph-rsid="00164f51" style:font-size-asian="12pt" style:font-size-complex="12pt"/>
    </style:style>
    <style:style style:name="P37" style:family="paragraph" style:parent-style-name="Standard" style:list-style-name="L1">
      <style:text-properties style:font-name="Liberation Serif" fo:font-size="12pt" style:text-underline-style="none" officeooo:rsid="001821d1" officeooo:paragraph-rsid="001821d1" style:font-size-asian="12pt" style:font-size-complex="12pt"/>
    </style:style>
    <style:style style:name="P38" style:family="paragraph" style:parent-style-name="Standard" style:list-style-name="L4">
      <style:text-properties style:font-name="Liberation Serif" fo:font-size="12pt" style:text-underline-style="none" officeooo:rsid="001c814f" officeooo:paragraph-rsid="001c814f" style:font-size-asian="12pt" style:font-size-complex="12pt"/>
    </style:style>
    <style:style style:name="P39" style:family="paragraph" style:parent-style-name="Standard" style:list-style-name="L4">
      <style:text-properties style:font-name="Liberation Serif" fo:font-size="12pt" style:text-underline-style="none" style:font-size-asian="12pt" style:font-size-complex="12pt"/>
    </style:style>
    <style:style style:name="P40" style:family="paragraph" style:parent-style-name="Standard" style:list-style-name="L4">
      <style:text-properties style:font-name="Liberation Serif" fo:font-size="12pt" style:text-underline-style="none" officeooo:paragraph-rsid="001823a7" style:font-size-asian="12pt" style:font-size-complex="12pt"/>
    </style:style>
    <style:style style:name="P41" style:family="paragraph" style:parent-style-name="Standard" style:list-style-name="L5">
      <style:text-properties style:font-name="Liberation Serif" fo:font-size="12pt" style:text-underline-style="none" style:font-size-asian="12pt" style:font-size-complex="12pt"/>
    </style:style>
    <style:style style:name="P42" style:family="paragraph" style:parent-style-name="Standard" style:list-style-name="L5">
      <style:text-properties style:font-name="Liberation Serif" fo:font-size="12pt" style:text-underline-style="none" officeooo:paragraph-rsid="001e686f" style:font-size-asian="12pt" style:font-size-complex="12pt"/>
    </style:style>
    <style:style style:name="P43" style:family="paragraph" style:parent-style-name="Standard" style:list-style-name="L5">
      <style:text-properties style:font-name="Liberation Serif" fo:font-size="12pt" style:text-underline-style="none" officeooo:paragraph-rsid="001efafa" style:font-size-asian="12pt" style:font-size-complex="12pt"/>
    </style:style>
    <style:style style:name="P44" style:family="paragraph" style:parent-style-name="Standard">
      <style:text-properties style:font-name="Liberation Serif" fo:font-size="12pt" style:text-underline-style="none" fo:font-weight="bold" officeooo:rsid="000e33cb" officeooo:paragraph-rsid="000ee067" style:font-size-asian="12pt" style:font-weight-asian="bold" style:font-size-complex="12pt" style:font-weight-complex="bold"/>
    </style:style>
    <style:style style:name="P45" style:family="paragraph" style:parent-style-name="Standard" style:list-style-name="L5">
      <style:text-properties style:font-name="Liberation Serif" fo:font-size="12pt" style:text-underline-style="none" fo:font-weight="bold" officeooo:rsid="001efafa" officeooo:paragraph-rsid="001efafa" style:font-size-asian="12pt" style:font-weight-asian="bold" style:font-size-complex="12pt" style:font-weight-complex="bold"/>
    </style:style>
    <style:style style:name="P46" style:family="paragraph" style:parent-style-name="Standard" style:list-style-name="L5">
      <style:text-properties style:font-name="Liberation Serif" fo:font-size="12pt" style:text-underline-style="none" fo:font-weight="bold" officeooo:paragraph-rsid="001efafa" style:font-size-asian="12pt" style:font-weight-asian="bold" style:font-size-complex="12pt" style:font-weight-complex="bold"/>
    </style:style>
    <style:style style:name="P47" style:family="paragraph" style:parent-style-name="Standard">
      <style:text-properties style:font-name="Liberation Serif" fo:font-size="12pt" style:text-underline-style="none" fo:font-weight="bold" officeooo:paragraph-rsid="0008ca33" style:font-size-asian="12pt" style:font-weight-asian="bold" style:font-size-complex="12pt" style:font-weight-complex="bold"/>
    </style:style>
    <style:style style:name="P48" style:family="paragraph" style:parent-style-name="Standard">
      <style:text-properties style:font-name="Liberation Serif" fo:font-size="12pt" style:text-underline-style="none" fo:font-weight="bold" officeooo:rsid="00114c95" officeooo:paragraph-rsid="00114c95" style:font-size-asian="12pt" style:font-weight-asian="bold" style:font-size-complex="12pt" style:font-weight-complex="bold"/>
    </style:style>
    <style:style style:name="P49" style:family="paragraph" style:parent-style-name="Standard">
      <style:text-properties style:font-name="Liberation Serif" fo:font-size="12pt" style:text-underline-style="none" fo:font-weight="bold" officeooo:rsid="000d39e2" officeooo:paragraph-rsid="000d39e2" style:font-size-asian="12pt" style:font-weight-asian="bold" style:font-size-complex="12pt" style:font-weight-complex="bold"/>
    </style:style>
    <style:style style:name="P50" style:family="paragraph" style:parent-style-name="Standard">
      <style:text-properties style:font-name="Liberation Serif" fo:font-size="12pt" style:text-underline-style="none" fo:font-weight="bold" officeooo:rsid="001e686f" officeooo:paragraph-rsid="001e686f"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style:text-underline-style="none" fo:font-weight="bold" officeooo:rsid="002db328" officeooo:paragraph-rsid="002db328" style:font-size-asian="12pt" style:font-weight-asian="bold" style:font-size-complex="12pt" style:font-weight-complex="bold"/>
    </style:style>
    <style:style style:name="P52" style:family="paragraph" style:parent-style-name="Standard" style:list-style-name="L7">
      <style:text-properties officeooo:paragraph-rsid="00289281"/>
    </style:style>
    <style:style style:name="T1" style:family="text">
      <style:text-properties officeooo:rsid="0008ca33"/>
    </style:style>
    <style:style style:name="T2" style:family="text">
      <style:text-properties officeooo:rsid="000b4cce"/>
    </style:style>
    <style:style style:name="T3" style:family="text">
      <style:text-properties style:font-name="Liberation Serif"/>
    </style:style>
    <style:style style:name="T4" style:family="text">
      <style:text-properties style:font-name="Liberation Serif" fo:font-size="12pt" officeooo:rsid="00289281" style:font-size-asian="12pt" style:font-size-complex="12pt"/>
    </style:style>
    <style:style style:name="T5" style:family="text">
      <style:text-properties style:font-name="Liberation Serif" fo:font-size="20pt" officeooo:rsid="00289281" style:font-size-asian="20pt" style:font-size-complex="12pt"/>
    </style:style>
    <style:style style:name="T6" style:family="text">
      <style:text-properties style:font-name="Liberation Serif" officeooo:rsid="002c5e0e"/>
    </style:style>
    <style:style style:name="T7" style:family="text">
      <style:text-properties style:font-name="Liberation Serif" officeooo:rsid="002ce9c4"/>
    </style:style>
    <style:style style:name="T8" style:family="text">
      <style:text-properties style:font-name="Liberation Serif" officeooo:rsid="00289281"/>
    </style:style>
    <style:style style:name="T9" style:family="text">
      <style:text-properties officeooo:rsid="000e33cb"/>
    </style:style>
    <style:style style:name="T10" style:family="text">
      <style:text-properties officeooo:rsid="000fb32c"/>
    </style:style>
    <style:style style:name="T11" style:family="text">
      <style:text-properties officeooo:rsid="001821d1"/>
    </style:style>
    <style:style style:name="T12" style:family="text">
      <style:text-properties fo:font-size="20pt" style:font-size-asian="20pt"/>
    </style:style>
    <style:style style:name="T13" style:family="text">
      <style:text-properties style:text-position="30% 100%"/>
    </style:style>
    <style:style style:name="T14" style:family="text">
      <style:text-properties officeooo:rsid="001ce253"/>
    </style:style>
    <style:style style:name="T15" style:family="text">
      <style:text-properties style:text-underline-style="none"/>
    </style:style>
    <style:style style:name="T16" style:family="text">
      <style:text-properties officeooo:rsid="0020ee0a"/>
    </style:style>
    <style:style style:name="T17" style:family="text">
      <style:text-properties fo:font-weight="bold" style:font-weight-asian="bold" style:font-weight-complex="bold"/>
    </style:style>
    <style:style style:name="T18" style:family="text">
      <style:text-properties fo:color="#a50021" style:font-name="Arial" fo:font-size="20pt" style:font-size-asian="20pt"/>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hysical layer</text:p>
      <text:p text:style-name="P21"/>
      <text:p text:style-name="P47">What is the job of physical laye<text:span text:style-name="T1">?</text:span></text:p>
      <text:list xml:id="list8699743394827124037" text:style-name="L1">
        <text:list-item>
          <text:p text:style-name="P23"><text:span text:style-name="T1">Communicate bits reliably from one data link layer to another</text:span></text:p>
        </text:list-item>
        <text:list-item>
          <text:p text:style-name="P24">The bits transfer must take place with minimum amount of error so as to avoid retransmission by the higher layers.</text:p>
        </text:list-item>
        <text:list-item>
          <text:p text:style-name="P24">Transmission should be able to match the rate at which bits are arriving from the higher layers.</text:p>
        </text:list-item>
        <text:list-item>
          <text:p text:style-name="P22">To transmit over a physical medium, the bits must be encoded into signals; electrical or optical, depending upon the medium used for transmission. <text:span text:style-name="T2">I</text:span>t is also possible to transmit the bits over the “air” by <text:s/>converting them into signals of appropriate frequency.</text:p>
        </text:list-item>
      </text:list>
      <text:p text:style-name="P20"/>
      <text:p text:style-name="P20"/>
      <text:p text:style-name="P25">Transmitter</text:p>
      <text:p text:style-name="P25"/>
      <text:p text:style-name="P44">Bandwidth of a channel</text:p>
      <text:p text:style-name="P27">Width of the frequency band used for communication. Determines the range of signal frequencies that can be used to transmit in a particular medium.</text:p>
      <text:p text:style-name="P27"/>
      <text:p text:style-name="P44">Frequency of a signal</text:p>
      <text:list xml:id="list2233349111713192714" text:style-name="L2">
        <text:list-item>
          <text:p text:style-name="P29"><text:span text:style-name="T9">The number of pulses per second or the number of times a signal can change direction in a second.</text:span></text:p>
        </text:list-item>
        <text:list-item>
          <text:p text:style-name="P31"><text:span text:style-name="T9">H</text:span>igher the frequency lesser is the duration of a signal pulse.</text:p>
        </text:list-item>
        <text:list-item>
          <text:p text:style-name="P30"><text:span text:style-name="T10">Thus higher the frequency, greater is the bit rate as in a given time duration more pulses can be transmitted.(Assume for now that one pulse carries one bit of information).</text:span></text:p>
        </text:list-item>
      </text:list>
      <text:p text:style-name="P25"/>
      <text:p text:style-name="P48">Transmission rate</text:p>
      <text:list xml:id="list2274136335170187271" text:style-name="L3">
        <text:list-item>
          <text:p text:style-name="P32">Is the rate at which data can be sent over a channel.</text:p>
        </text:list-item>
        <text:list-item>
          <text:p text:style-name="P32">Though it seems that it is the same as the frequency of the signal there is a catch.</text:p>
          <text:list>
            <text:list-item>
              <text:p text:style-name="P32">The bandwidth of the medium obviously limits the frequency at which a signal can be sent.</text:p>
            </text:list-item>
            <text:list-item>
              <text:p text:style-name="P33">Also high amplitude signals get attenuated.</text:p>
            </text:list-item>
          </text:list>
        </text:list-item>
        <text:list-item>
          <text:p text:style-name="P34">Sending frequencies outside the bandwidth range(specifically outside the maximum end) distorts the signal and can';t be recovered at the reciever.</text:p>
        </text:list-item>
        <text:list-item>
          <text:p text:style-name="P34">Noise effects transmission rate as it introduces errors</text:p>
        </text:list-item>
      </text:list>
      <text:p text:style-name="P25"/>
      <text:p text:style-name="P49">Channel capacity<text:span text:style-name="T9">(transmission rate / bit rate)</text:span></text:p>
      <text:list xml:id="list10107684761177" text:continue-list="list8699743394827124037" text:style-name="L1">
        <text:list-item>
          <text:p text:style-name="P26">Each medium has a certain capacity to carry a number of bits per second. This capacity depends upon bandwidth and Signal to Noise ratio (SNR).</text:p>
        </text:list-item>
        <text:list-item>
          <text:p text:style-name="P22">The channel capacity theorem gives an upper limit on the bps. If higher rates are attempted, the errors will too large. Formally, the channel capacity theorem, also known as Shannon–Hartley theorem or noisy channel coding theorem is defined as follows:</text:p>
          <text:p text:style-name="P28"><draw:frame draw:style-name="fr1" draw:name="Object2" text:anchor-type="as-char" svg:y="-0.152in" svg:width="1.6327in" svg:height="0.2134in" draw:z-index="1"><draw:object xlink:href="./Object 2" xlink:type="simple" xlink:show="embed" xlink:actuate="onLoad"/><draw:image xlink:href="./ObjectReplacements/Object 2" xlink:type="simple" xlink:show="embed" xlink:actuate="onLoad"/></draw:frame></text:p>
          <text:p text:style-name="P35"><draw:frame draw:style-name="fr1" draw:name="Object1" text:anchor-type="as-char" svg:y="-0.1583in" svg:width="1.6319in" svg:height="0.2193in" draw:z-index="0"><draw:object xlink:href="./Object 1" xlink:type="simple" xlink:show="embed" xlink:actuate="onLoad"/><draw:image xlink:href="./ObjectReplacements/Object 1" xlink:type="simple" xlink:show="embed" xlink:actuate="onLoad"/></draw:frame></text:p>
        </text:list-item>
        <text:list-item>
          <text:p text:style-name="P36">Higher the bandwidth higher is the bit rate<text:span text:style-name="T11">(more pulses or lesser duration)</text:span></text:p>
        </text:list-item>
        <text:list-item>
          <text:p text:style-name="P37">Higher the SNR higher is the bit rate due to more number of levels each pulse can have</text:p>
        </text:list-item>
      </text:list>
      <text:list xml:id="list5486122815807609767" text:style-name="L4">
        <text:list-item>
          <text:p text:style-name="P38">Higher the transmission <text:span text:style-name="T14">power, further the signal can travel. The transmission power though must be considered relative to the ambiance noise. If the noise is low, lower transmission power may be sufficient to transmit and vice-versa.</text:span></text:p>
        </text:list-item>
        <text:list-item>
          <text:p text:style-name="P39">Ultimately, the user is interested in the total number of bits per second (bps) that can be <text:soft-page-break/>transmitted with specific reliability. The reliability is measured in terms of Bit Error Rate (BER). Most applications have a specific BER requirement; e.g. 10<text:span text:style-name="T13">-4</text:span> or 10<text:span text:style-name="T13">-6</text:span>.</text:p>
        </text:list-item>
        <text:list-item>
          <text:p text:style-name="P40">It is possible to trade bps for lower BER. If BER requirement is stringent (10<text:span text:style-name="T13">-8</text:span>), it is possible to achieve that by reducing the overall bit rate (bps) and vice versa.</text:p>
        </text:list-item>
      </text:list>
      <text:p text:style-name="P20"/>
      <text:p text:style-name="P50">Channel frequency response</text:p>
      <text:list xml:id="list1384000164895288619" text:style-name="L5">
        <text:list-item>
          <text:p text:style-name="P42">To achieve data rate R comparable to channel capacity C, it is necessary that we know the effect of the channel on the pulses transmitted (Channel Frequency Response). It is assumed that the Bandwidth is known.</text:p>
        </text:list-item>
        <text:list-item>
          <text:p text:style-name="P46">Wired Systems</text:p>
          <text:list>
            <text:list-item>
              <text:p text:style-name="P43">The channel response is measured at the beginning of communication using so-called ‘probing signals’. The measured response is updated after some time or when the errors at the higher layers are higher than expected. Channel response changes relatively slowly due to static nature of the system.</text:p>
            </text:list-item>
          </text:list>
        </text:list-item>
        <text:list-item>
          <text:p text:style-name="P45">Wireless systems</text:p>
          <text:list>
            <text:list-item>
              <text:p text:style-name="P41">Channel behavior changes often and sometimes dramatically depending upon the mobility of the transmitter, receiver, both or the surroundings.</text:p>
            </text:list-item>
            <text:list-item>
              <text:p text:style-name="P41">The duration for which the channel response remains relatively static is measured in terms of <text:span text:style-name="T17">coherence time</text:span> of the channel. It can vary from few seconds to ms depending upon the environment.</text:p>
            </text:list-item>
            <text:list-item>
              <text:p text:style-name="P41">Measuring the channel response that often is not practical.</text:p>
            </text:list-item>
            <text:list-item>
              <text:p text:style-name="P11"><text:span text:style-name="T15">Next best thing: Model the channel response based on known parameters. A good model should behave close to actual response in most cases (say 95% of the time). </text:span><text:span text:style-name="T16">Various channel models provided by ITU. For developing and studying algorithms, following models are used with increasing complexity. These are also memory-less channels.</text:span></text:p>
              <text:list>
                <text:list-item>
                  <text:p text:style-name="P10">Binary Symmetric Channel</text:p>
                </text:list-item>
                <text:list-item>
                  <text:p text:style-name="P10">Additive White Gaussian Noise (AWGN) channel</text:p>
                </text:list-item>
                <text:list-item>
                  <text:p text:style-name="P10">Rayleigh fading/Rician Fading Channels</text:p>
                </text:list-item>
              </text:list>
            </text:list-item>
          </text:list>
        </text:list-item>
      </text:list>
      <text:p text:style-name="P9"/>
      <text:p text:style-name="P16">Binary Symmetric channel</text:p>
      <text:list xml:id="list8389844505304659101" text:style-name="L6">
        <text:list-item>
          <text:p text:style-name="P13">One of the simplest model for a noisy channel is what is referred to as binary symmetric channel or BSC. </text:p>
        </text:list-item>
        <text:list-item>
          <text:p text:style-name="P13">Characteristics of the channel are modeled in terms of its probability of error. Probability that a transmitted binary symbol is received correctly is 1-p. </text:p>
        </text:list-item>
        <text:list-item>
          <text:p text:style-name="P13">Probability of error is equal to p. The word symmetric comes from the fact that the probability of error is the same whether 0 was transmitted or 1.</text:p>
        </text:list-item>
      </text:list>
      <text:p text:style-name="P12"/>
      <text:p text:style-name="P17">Diversity</text:p>
      <text:list xml:id="list5980151933608882982" text:style-name="L7">
        <text:list-item>
          <text:p text:style-name="P14">Diversity refers to the approaches taken to achieve shannon channel capacity</text:p>
        </text:list-item>
        <text:list-item>
          <text:p text:style-name="P14">In telecommunications, a diversity scheme refers to a method for improving the reliability of a message signal by using two or more communication channels with different characteristics. </text:p>
        </text:list-item>
        <text:list-item>
          <text:p text:style-name="P14">Diversity plays an important role in combating fading and avoiding error bursts. It is based on the assumption that individual channels may experience different levels of fading and interference. </text:p>
        </text:list-item>
        <text:list-item>
          <text:p text:style-name="P18">Time diversity</text:p>
          <text:list>
            <text:list-item>
              <text:p text:style-name="P14">Time diversity is achieved by repeatedly transmitting information at time spacing that exceed the coherence time of the channel. The multiple repetitions of the signal will be received with independent fading, thereby providing diversity.</text:p>
            </text:list-item>
            <text:list-item>
              <text:p text:style-name="P14">Channel Coding</text:p>
              <text:list>
                <text:list-item>
                  <text:p text:style-name="P14"><text:soft-page-break/>Block codes</text:p>
                </text:list-item>
                <text:list-item>
                  <text:p text:style-name="P14">Convolutional Codes</text:p>
                </text:list-item>
                <text:list-item>
                  <text:p text:style-name="P14">Trellis Coded Modulation</text:p>
                </text:list-item>
                <text:list-item>
                  <text:p text:style-name="P14">Turbo Codes, LDPC Codes</text:p>
                </text:list-item>
              </text:list>
            </text:list-item>
          </text:list>
        </text:list-item>
        <text:list-item>
          <text:p text:style-name="P18">Frequency diversity</text:p>
          <text:list>
            <text:list-item>
              <text:p text:style-name="P14">Frequency diversity is implemented by transmitting information on more than one carrier frequency. </text:p>
            </text:list-item>
            <text:list-item>
              <text:p text:style-name="P14">Frequency diversity is employed by frequency division multiplexing, where extra bandwidth are receivers required. In OFDM based systems, frequency diversity along with error coding techniques across the large band are used to achieve better performance.</text:p>
            </text:list-item>
          </text:list>
        </text:list-item>
        <text:list-item>
          <text:p text:style-name="P19">Space diversity</text:p>
          <text:list>
            <text:list-item>
              <text:p text:style-name="P15">In space diversity, the signal is transmitted over several different propagation paths. </text:p>
            </text:list-item>
            <text:list-item>
              <text:p text:style-name="P15">In the case of wireless transmission, it can be achieved by antenna diversity using multiple transmitter antennas (transmit diversity) and/or multiple receiving antennas (reception diversity). </text:p>
            </text:list-item>
            <text:list-item>
              <text:p text:style-name="P52"><text:span text:style-name="T4">If the antennas are far apart, for example at different cellular base station sites or WLAN access points, this is called macro-diversity or site diversity. If the antennas are at a distance in the order of one wavelength, this is called micro-diversity. A special case is phased antenna arrays, which also can be used for beam-forming, MIMO channels and Space–time coding (STC). </text:span></text:p>
            </text:list-item>
          </text:list>
        </text:list-item>
      </text:list>
      <text:p text:style-name="P6"><text:span text:style-name="T8"/></text:p>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Times New Roman" svg:font-family="'Times New Roman'"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name-asian="DejaVu Sans" style:font-size-asian="18pt" style:font-style-asian="normal" style:font-weight-asian="normal" style:font-name-complex="Liberation Sans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Lohit Hindi" fo:font-size="18pt" fo:font-style="normal" fo:text-shadow="none" style:text-underline-style="none" fo:font-weight="normal" style:font-size-asian="18pt" style:font-style-asian="normal" style:font-weight-asian="normal" style:text-emphasize="none"/>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42:46.299154320</meta:creation-date>
    <dc:title>T1</dc:title>
    <meta:editing-duration>PT8H5M26S</meta:editing-duration>
    <meta:editing-cycles>11</meta:editing-cycles>
    <meta:generator>LibreOffice/4.1.2.3$Linux_x86 LibreOffice_project/410m0$Build-3</meta:generator>
    <meta:initial-creator>Kempa </meta:initial-creator>
    <dc:date>2013-12-02T01:01:06.472789520</dc:date>
    <dc:creator>Kempa </dc:creator>
    <meta:document-statistic meta:table-count="0" meta:image-count="0" meta:object-count="2" meta:page-count="3" meta:paragraph-count="64" meta:word-count="1095" meta:character-count="6611" meta:non-whitespace-character-count="5608"/>
    <meta:template xlink:type="simple" xlink:actuate="onRequest" xlink:title="T1" xlink:href="../../../../.config/libreoffice/4/user/template/T1.ott" meta:date="2013-12-01T16:42:44.313453200"/>
  </office:meta>
</office:document-meta>
</file>

<file path=Object 1/content.xml><?xml version="1.0" encoding="utf-8"?>
<math xmlns="http://www.w3.org/1998/Math/MathML">
  <semantics>
    <mrow>
      <mi mathvariant="italic">SNR</mi>
      <mrow>
        <mi mathvariant="italic">db</mi>
        <mo stretchy="false">=</mo>
        <mn>10</mn>
      </mrow>
      <msub>
        <mi>log</mi>
        <mn>10</mn>
      </msub>
      <mfenced open="(" close=")">
        <mrow>
          <mi mathvariant="italic">SNR</mi>
        </mrow>
      </mfenced>
    </mrow>
    <annotation encoding="StarMath 5.0">SNR db= 10 log_10 left (SNR right )</annotation>
  </semantics>
</math>
</file>

<file path=Object 2/content.xml><?xml version="1.0" encoding="utf-8"?>
<math xmlns="http://www.w3.org/1998/Math/MathML">
  <semantics>
    <mrow>
      <mrow>
        <mi>C</mi>
        <mo stretchy="false">=</mo>
        <mi>B</mi>
      </mrow>
      <msub>
        <mi>log</mi>
        <mn>2</mn>
      </msub>
      <mrow>
        <mo stretchy="false">(</mo>
        <mrow>
          <mrow>
            <mn>1</mn>
            <mo stretchy="false">+</mo>
            <mi mathvariant="italic">SNR</mi>
          </mrow>
        </mrow>
        <mo stretchy="false">)</mo>
      </mrow>
      <mi mathvariant="italic">bps</mi>
    </mrow>
    <annotation encoding="StarMath 5.0">C = B log_2(1 + SNR) bps</annotation>
  </semantics>
</math>
</file>